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84669" officeooo:paragraph-rsid="00084669"/>
    </style:style>
    <style:style style:name="T1" style:family="text">
      <style:text-properties officeooo:rsid="0009df0d"/>
    </style:style>
    <style:style style:name="T2" style:family="text">
      <style:text-properties officeooo:rsid="000a6de5"/>
    </style:style>
    <style:style style:name="T3" style:family="text">
      <style:text-properties officeooo:rsid="000b01c0"/>
    </style:style>
    <style:style style:name="T4" style:family="text">
      <style:text-properties officeooo:rsid="000fa294"/>
    </style:style>
    <style:style style:name="T5" style:family="text">
      <style:text-properties officeooo:rsid="0016c0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5:31-46</text:h>
      <text:h text:style-name="Heading_20_2" text:outline-level="2"><text:bookmark text:name="en-GNT-27086"/>The Final Judgment</text:h>
      <text:list xml:id="list2117228650" text:style-name="L1">
        <text:list-item>
          <text:p text:style-name="P1">“When the Son of Man comes as King and all the angels with him, he will sit on his royal throne,<text:bookmark text:name="en-GNT-27087"/> and the people of all the nations will be gathered before him. Then he will divide them into two groups, just as a shepherd separates the sheep from the goats. <text:bookmark text:name="en-GNT-27088"/>He will put the righteous people at his right and the others at his left. <text:bookmark text:name="en-GNT-27089"/>Then the King will say to the people on his right, ‘Come, you that are blessed by my Father! Come and possess the kingdom which has been prepared for you ever since the creation of the world. <text:bookmark text:name="en-GNT-27090"/>I was hungry and you fed me, thirsty and you gave me a drink; I was a stranger and you received me in your homes, <text:bookmark text:name="en-GNT-27091"/>naked and you clothed me; I was sick and you took care of me, in prison and you visited me.’ <text:bookmark text:name="en-GNT-27092"/>The righteous will then answer him, ‘When, Lord, did we ever see you hungry and feed you, or thirsty and give you a drink? <text:bookmark text:name="en-GNT-27093"/>When did we ever see you a stranger and welcome you in our homes, or naked and clothe you? <text:bookmark text:name="en-GNT-27094"/>When did we ever see you sick or in prison, and visit you?’ <text:bookmark text:name="en-GNT-27095"/>The King will reply, ‘I tell you, whenever you did this for one of the least important of these followers of mine, you did it for me!’<text:bookmark text:name="en-GNT-27096"/> “Then he will say to those on his left, ‘Away from me, you that are under God's curse! Away to the eternal fire which has been prepared for the Devil and his angels! <text:bookmark text:name="en-GNT-27097"/>I was hungry but you would not feed me, thirsty but you would not give me a drink; <text:bookmark text:name="en-GNT-27098"/>I was a stranger but you would not welcome me in your homes, naked but you would not clothe me; I was sick and in prison but you would not take care of me.’ <text:bookmark text:name="en-GNT-27099"/>Then they will answer him, ‘When, Lord, did we ever see you hungry or thirsty or a stranger or naked or sick or in prison, and we would not help you?’ <text:bookmark text:name="en-GNT-27100"/>The King will reply, ‘I tell you, whenever you refused to help one of these least important ones, you refused to help me.’ <text:bookmark text:name="en-GNT-27101"/>These, then, will be sent off to eternal punishment, but the righteous will go to eternal life.”</text:p>
        </text:list-item>
        <text:list-item>
          <text:p text:style-name="P2">This a prophecy of what will happen on judgement day, the righteous will be separated from the others. The righteous will inherit the kingdom of heaven and the others will go to the eternal fire with the devil and his angels. <text:span text:style-name="T1">How we treat others here on earth is considered a</text:span><text:span text:style-name="T4">s</text:span><text:span text:style-name="T1"> righteousness or not. </text:span><text:span text:style-name="T2">If we feed the hungry, give drink to the thirsty, clothe the naked, visit prisoners and other good deeds; the Lord is watching and he’ll reward us as righteous. If we’re reluntanct to do the above we’ll be abandoning righteousness. </text:span><text:span text:style-name="T3">Let’s love our neighbour as we love ourselves, let’s do the good we can to make the world a better place. All this should be done in love and not with a hidden agenda behind. The Lord who sees all things willl reward us in due </text:span><text:span text:style-name="T5">course</text:span><text:span text:style-name="T3">.</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04:47:19.631167378</meta:creation-date>
    <dc:date>2022-02-16T05:05:03.280647357</dc:date>
    <meta:editing-duration>PT16M56S</meta:editing-duration>
    <meta:editing-cycles>10</meta:editing-cycles>
    <meta:generator>LibreOffice/6.4.7.2$Linux_X86_64 LibreOffice_project/40$Build-2</meta:generator>
    <meta:document-statistic meta:table-count="0" meta:image-count="0" meta:object-count="0" meta:page-count="1" meta:paragraph-count="4" meta:word-count="535" meta:character-count="2716" meta:non-whitespace-character-count="2187"/>
  </office:meta>
</office:document-meta>
</file>